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3.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24cm" fo:min-width="3.4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8cm" fo:min-width="2.8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65cm" fo:min-width="3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14cm" fo:min-width="3.97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cm" fo:min-width="2.85cm"/>
    </style:style>
    <style:style style:name="gr11" style:family="graphic" style:parent-style-name="standard">
      <style:graphic-properties draw:stroke="none" svg:stroke-color="#000000" draw:fill="none" draw:fill-color="#ffffff" fo:min-height="2.15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55cm" fo:min-width="2.8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14cm" fo:min-width="5.16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324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3cm" svg:height="2cm" svg:x="3.5cm" svg:y="1.7cm">
          <text:p text:style-name="P1">Déb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cm" svg:height="2.5cm" svg:x="2.4cm" svg:y="4.8cm">
          <text:p text:style-name="P1">LIRE ent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6.7cm" svg:height="4.1cm" svg:x="2cm" svg:y="8.3cm">
          <text:p text:style-name="P1">entier != 0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4.3cm" svg:height="1.9cm" svg:x="3.3cm" svg:y="13.9cm">
          <text:p text:style-name="P1">Fin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8cm" svg:y1="3.7cm" svg:x2="5.8cm" svg:y2="4.9cm">
          <text:p/>
        </draw:line>
        <draw:line draw:style-name="gr5" draw:text-style-name="P3" draw:layer="layout" svg:x1="5.4cm" svg:y1="7.4cm" svg:x2="5.4cm" svg:y2="8.4cm">
          <text:p/>
        </draw:line>
        <draw:line draw:style-name="gr5" draw:text-style-name="P3" draw:layer="layout" svg:x1="5.3cm" svg:y1="12.3cm" svg:x2="5.3cm" svg:y2="13.7cm">
          <text:p/>
        </draw:line>
        <draw:line draw:style-name="gr5" draw:text-style-name="P3" draw:layer="layout" svg:x1="8.6cm" svg:y1="10.3cm" svg:x2="7.9cm" svg:y2="6cm">
          <text:p/>
        </draw:line>
        <draw:frame draw:style-name="gr6" draw:text-style-name="P4" draw:layer="layout" svg:width="3.3cm" svg:height="1.3cm" svg:x="6.2cm" svg:y="12.4cm">
          <draw:text-box>
            <text:p>Non</text:p>
          </draw:text-box>
        </draw:frame>
        <draw:frame draw:style-name="gr7" draw:text-style-name="P4" draw:layer="layout" svg:width="1.9cm" svg:height="1.8cm" svg:x="8.7cm" svg:y="7.7cm">
          <draw:text-box>
            <text:p>Oui</text:p>
          </draw:text-box>
        </draw:frame>
        <draw:frame draw:style-name="gr8" draw:text-style-name="P5" draw:layer="layout" svg:width="2.2cm" svg:height="1.4cm" svg:x="1cm" svg:y="1.6cm">
          <draw:text-box>
            <text:p><text:span text:style-name="T1">Ex 1</text:span></text:p>
          </draw:text-box>
        </draw:frame>
        <draw:custom-shape draw:style-name="gr1" draw:text-style-name="P2" draw:layer="layout" svg:width="4.3cm" svg:height="2cm" svg:x="13.3cm" svg:y="1.5cm">
          <text:p text:style-name="P1">Débu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1cm" svg:height="2.8cm" svg:x="11.6cm" svg:y="4.5cm">
          <text:p text:style-name="P1">LIRE charcacter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6.7cm" svg:height="4.3cm" svg:x="11.7cm" svg:y="8.6cm">
          <text:p text:style-name="P1"/>
          <text:p text:style-name="P1">Charactère = ‘o’ ou</text:p>
          <text:p text:style-name="P1"><text:s/>‘n’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3cm" svg:height="2cm" svg:x="12.9cm" svg:y="14.1cm">
          <text:p text:style-name="P1">Fin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2cm" svg:y1="3.5cm" svg:x2="15.2cm" svg:y2="4.4cm">
          <text:p/>
        </draw:line>
        <draw:line draw:style-name="gr5" draw:text-style-name="P3" draw:layer="layout" svg:x1="15.2cm" svg:y1="7.3cm" svg:x2="15.2cm" svg:y2="8.6cm">
          <text:p/>
        </draw:line>
        <draw:line draw:style-name="gr5" draw:text-style-name="P3" draw:layer="layout" svg:x1="15.1cm" svg:y1="12.8cm" svg:x2="15.1cm" svg:y2="14cm">
          <text:p/>
        </draw:line>
        <draw:line draw:style-name="gr5" draw:text-style-name="P3" draw:layer="layout" svg:x1="18.2cm" svg:y1="10.5cm" svg:x2="17.8cm" svg:y2="6cm">
          <text:p/>
        </draw:line>
        <draw:frame draw:style-name="gr6" draw:text-style-name="P4" draw:layer="layout" svg:width="1.8cm" svg:height="1.3cm" svg:x="18.2cm" svg:y="7.1cm">
          <draw:text-box>
            <text:p>Non</text:p>
          </draw:text-box>
        </draw:frame>
        <draw:frame draw:style-name="gr11" draw:text-style-name="P4" draw:layer="layout" svg:width="1.9cm" svg:height="2.4cm" svg:x="15.7cm" svg:y="12.9cm">
          <draw:text-box>
            <text:p>Oui</text:p>
          </draw:text-box>
        </draw:frame>
        <draw:frame draw:style-name="gr12" draw:text-style-name="P5" draw:layer="layout" svg:width="2.1cm" svg:height="1.5cm" svg:x="11cm" svg:y="1.4cm">
          <draw:text-box>
            <text:p><text:span text:style-name="T1">Ex 2</text:span></text:p>
          </draw:text-box>
        </draw:frame>
        <draw:frame draw:style-name="gr12" draw:text-style-name="P5" draw:layer="layout" svg:width="2.8cm" svg:height="1.5cm" svg:x="1.4cm" svg:y="16.9cm">
          <draw:text-box>
            <text:p><text:span text:style-name="T1">Ex 3</text:span></text:p>
          </draw:text-box>
        </draw:frame>
        <draw:custom-shape draw:style-name="gr1" draw:text-style-name="P2" draw:layer="layout" svg:width="4.3cm" svg:height="2cm" svg:x="3.5cm" svg:y="16.9cm">
          <text:p text:style-name="P1">Déb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cm" svg:height="2.5cm" svg:x="2.1cm" svg:y="19.7cm">
          <text:p text:style-name="P1">LIRE nombr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6.7cm" svg:height="4.1cm" svg:x="2.2cm" svg:y="22.9cm">
          <text:p text:style-name="P1">nombre &lt; 0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5.9cm" svg:y1="18.8cm" svg:x2="5.9cm" svg:y2="19.9cm">
          <text:p/>
        </draw:line>
        <draw:line draw:style-name="gr5" draw:text-style-name="P3" draw:layer="layout" svg:x1="5.7cm" svg:y1="22cm" svg:x2="5.7cm" svg:y2="23.2cm">
          <text:p/>
        </draw:line>
        <draw:line draw:style-name="gr13" draw:text-style-name="P3" draw:layer="layout" svg:x1="10.5cm" svg:y1="1cm" svg:x2="10.5cm" svg:y2="16.6cm">
          <text:p/>
        </draw:line>
        <draw:line draw:style-name="gr13" draw:text-style-name="P3" draw:layer="layout" svg:x1="1cm" svg:y1="16.6cm" svg:x2="20cm" svg:y2="16.5cm">
          <text:p/>
        </draw:line>
        <draw:line draw:style-name="gr5" draw:text-style-name="P3" draw:layer="layout" svg:x1="7.8cm" svg:y1="24.3cm" svg:x2="7.3cm" svg:y2="21.3cm">
          <text:p/>
        </draw:line>
        <draw:line draw:style-name="gr5" draw:text-style-name="P3" draw:layer="layout" svg:x1="6.6cm" svg:y1="26.4cm" svg:x2="6.6cm" svg:y2="28.7cm">
          <text:p/>
        </draw:line>
        <draw:frame draw:style-name="gr14" draw:text-style-name="P4" draw:layer="layout" svg:width="3.4cm" svg:height="1cm" svg:x="7.9cm" svg:y="22.5cm">
          <draw:text-box>
            <text:p>Non</text:p>
          </draw:text-box>
        </draw:frame>
        <draw:frame draw:style-name="gr14" draw:text-style-name="P4" draw:layer="layout" svg:width="2.2cm" svg:height="1cm" svg:x="7.8cm" svg:y="26.8cm">
          <draw:text-box>
            <text:p>Oui</text:p>
          </draw:text-box>
        </draw:frame>
        <draw:custom-shape draw:style-name="gr15" draw:text-style-name="P2" draw:layer="layout" svg:width="6.7cm" svg:height="3.6cm" svg:x="11.1cm" svg:y="16.7cm">
          <text:p text:style-name="P1">nombre = 0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draw:layer="layout" svg:width="9cm" svg:height="2.8cm" svg:x="9.5cm" svg:y="20.7cm">
          <text:p text:style-name="P1"><text:s text:c="6"/>CALCULER racine </text:p>
          <text:p text:style-name="P1">carree nombre</text:p>
          <text:p text:style-name="P1">AFFICHER racine </text:p>
          <text:p text:style-name="P1">carree nombre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1.6cm" svg:y1="18.8cm" svg:x2="12.6cm" svg:y2="20.6cm">
          <text:p/>
        </draw:line>
        <draw:frame draw:style-name="gr14" draw:text-style-name="P4" draw:layer="layout" svg:width="1.7cm" svg:height="1cm" svg:x="10.1cm" svg:y="19.4cm">
          <draw:text-box>
            <text:p>Non</text:p>
          </draw:text-box>
        </draw:frame>
        <draw:line draw:style-name="gr5" draw:text-style-name="P3" draw:layer="layout" svg:x1="11cm" svg:y1="21.6cm" svg:x2="7.7cm" svg:y2="20.7cm">
          <text:p/>
        </draw:line>
        <draw:custom-shape draw:style-name="gr17" draw:text-style-name="P2" draw:layer="layout" svg:width="8.1cm" svg:height="2.5cm" svg:x="9.7cm" svg:y="23.9cm">
          <text:p text:style-name="P1">AFFICHER racine</text:p>
          <text:p text:style-name="P1">carree de 0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3cm" svg:height="2cm" svg:x="15.6cm" svg:y="26.6cm">
          <text:p text:style-name="P1">Fin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6.5cm" svg:y1="25.5cm" svg:x2="17.2cm" svg:y2="26.6cm">
          <text:p/>
        </draw:line>
        <draw:line draw:style-name="gr5" draw:text-style-name="P3" draw:layer="layout" svg:x1="19.1cm" svg:y1="20.9cm" svg:x2="17.5cm" svg:y2="24cm">
          <text:p/>
        </draw:line>
        <draw:line draw:style-name="gr13" draw:text-style-name="P3" draw:layer="layout" svg:x1="17.2cm" svg:y1="18.8cm" svg:x2="19.1cm" svg:y2="20.9cm">
          <text:p/>
        </draw:line>
        <draw:frame draw:style-name="gr14" draw:text-style-name="P4" draw:layer="layout" svg:width="1.7cm" svg:height="1cm" svg:x="18cm" svg:y="18.8cm">
          <draw:text-box>
            <text:p>Ou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9:37:51.611229712</meta:creation-date>
    <dc:date>2017-10-31T20:45:35.395439761</dc:date>
    <meta:editing-duration>PT1H7M28S</meta:editing-duration>
    <meta:editing-cycles>38</meta:editing-cycles>
    <meta:generator>LibreOffice/5.1.6.2$Linux_X86_64 LibreOffice_project/10m0$Build-2</meta:generator>
    <meta:document-statistic meta:object-count="45"/>
  </office:meta>
</office:document-meta>
</file>